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einminüti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iner</text:p>
          </table:table-cell>
          <table:table-cell office:value-type="string" calcext:value-type="string">
            <text:p>Einerbindewort</text:p>
          </table:table-cell>
          <table:table-cell office:value-type="string" calcext:value-type="string">
            <text:p>Zehner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vorOderNach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-/Nachmitt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dr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sechs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siebe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</text:p>
          </table:table-cell>
          <table:table-cell table:number-columns-repeated="5"/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echs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eh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öl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tel</text:p>
          </table:table-cell>
          <table:table-cell table:number-columns-repeated="3"/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ei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echs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halb</text:p>
          </table:table-cell>
          <table:table-cell table:number-columns-repeated="4"/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office:value-type="string" calcext:value-type="string">
            <text:p>und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viertel</text:p>
          </table:table-cell>
          <table:table-cell table:number-columns-repeated="3"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r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ier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ünf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mitt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Nachmittag</text:p>
          </table:table-cell>
        </table:table-row>
      </table:table>
      <table:table table:name="fünfminütig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visibility="collapse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Einer</text:p>
          </table:table-cell>
          <table:table-cell office:value-type="string" calcext:value-type="string">
            <text:p>Einerbindewort</text:p>
          </table:table-cell>
          <table:table-cell office:value-type="string" calcext:value-type="string">
            <text:p>Zehner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vorOderNach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-/Nachmittag</text:p>
          </table:table-cell>
          <table:table-cell table:style-name="Default" office:value-type="string" calcext:value-type="string">
            <text:p>entsprich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00M00S" calcext:value-type="time">
            <text:p>00:0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05M00S" calcext:value-type="time">
            <text:p>00: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15M00S" calcext:value-type="time">
            <text:p>00: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  <table:table-cell office:value-type="time" office:time-value="PT00H25M00S" calcext:value-type="time">
            <text:p>00: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b</text:p>
          </table:table-cell>
          <table:table-cell table:number-columns-repeated="2"/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30M00S" calcext:value-type="time">
            <text:p>00:3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35M00S" calcext:value-type="time">
            <text:p>00: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40M00S" calcext:value-type="time">
            <text:p>00:4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45M00S" calcext:value-type="time">
            <text:p>00: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50M00S" calcext:value-type="time">
            <text:p>00:5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3"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0H55M00S" calcext:value-type="time">
            <text:p>00: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00M00S" calcext:value-type="time">
            <text:p>01:0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05M00S" calcext:value-type="time">
            <text:p>01: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10M00S" calcext:value-type="time">
            <text:p>01:1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15M00S" calcext:value-type="time">
            <text:p>01: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20M00S" calcext:value-type="time">
            <text:p>01:2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01H25M00S" calcext:value-type="time">
            <text:p>01: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b</text:p>
          </table:table-cell>
          <table:table-cell table:number-columns-repeated="2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30M00S" calcext:value-type="time">
            <text:p>01:3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45M00S" calcext:value-type="time">
            <text:p>01: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3"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00M00S" calcext:value-type="time">
            <text:p>02: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10M00S" calcext:value-type="time">
            <text:p>02: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15M00S" calcext:value-type="time">
            <text:p>02: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table:number-columns-repeated="2"/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table:number-columns-repeated="8"/>
          <table:table-cell office:value-type="time" office:time-value="PT02H35M00S" calcext:value-type="time">
            <text:p>02:35</text:p>
          </table:table-cell>
        </table:table-row>
        <table:table-row table:style-name="ro1">
          <table:table-cell table:number-columns-repeated="8"/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table:number-columns-repeated="8"/>
          <table:table-cell office:value-type="time" office:time-value="PT02H45M00S" calcext:value-type="time">
            <text:p>02:45</text:p>
          </table:table-cell>
        </table:table-row>
        <table:table-row table:style-name="ro1">
          <table:table-cell table:number-columns-repeated="8"/>
          <table:table-cell office:value-type="time" office:time-value="PT02H50M00S" calcext:value-type="time">
            <text:p>02:50</text:p>
          </table:table-cell>
        </table:table-row>
        <table:table-row table:style-name="ro1">
          <table:table-cell table:number-columns-repeated="8"/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table:number-columns-repeated="8"/>
          <table:table-cell office:value-type="time" office:time-value="PT03H00M00S" calcext:value-type="time">
            <text:p>03:00</text:p>
          </table:table-cell>
        </table:table-row>
        <table:table-row table:style-name="ro1">
          <table:table-cell table:number-columns-repeated="8"/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table:number-columns-repeated="8"/>
          <table:table-cell office:value-type="time" office:time-value="PT03H10M00S" calcext:value-type="time">
            <text:p>03:10</text:p>
          </table:table-cell>
        </table:table-row>
        <table:table-row table:style-name="ro1">
          <table:table-cell table:number-columns-repeated="8"/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table:number-columns-repeated="8"/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table:number-columns-repeated="8"/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table:number-columns-repeated="8"/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table:number-columns-repeated="8"/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table:number-columns-repeated="8"/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table:number-columns-repeated="8"/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table:number-columns-repeated="8"/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table:number-columns-repeated="8"/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table:number-columns-repeated="8"/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table:number-columns-repeated="8"/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table:number-columns-repeated="8"/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table:number-columns-repeated="8"/>
          <table:table-cell office:value-type="time" office:time-value="PT04H15M00S" calcext:value-type="time">
            <text:p>04:15</text:p>
          </table:table-cell>
        </table:table-row>
        <table:table-row table:style-name="ro1">
          <table:table-cell table:number-columns-repeated="8"/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table:number-columns-repeated="8"/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table:number-columns-repeated="8"/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table:number-columns-repeated="8"/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table:number-columns-repeated="8"/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table:number-columns-repeated="8"/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table:number-columns-repeated="8"/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table:number-columns-repeated="8"/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table:number-columns-repeated="8"/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table:number-columns-repeated="8"/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table:number-columns-repeated="8"/>
          <table:table-cell office:value-type="time" office:time-value="PT05H10M00S" calcext:value-type="time">
            <text:p>05:10</text:p>
          </table:table-cell>
        </table:table-row>
        <table:table-row table:style-name="ro1">
          <table:table-cell table:number-columns-repeated="8"/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table:number-columns-repeated="8"/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table:number-columns-repeated="8"/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table:number-columns-repeated="8"/>
          <table:table-cell office:value-type="time" office:time-value="PT05H30M00S" calcext:value-type="time">
            <text:p>05:30</text:p>
          </table:table-cell>
        </table:table-row>
        <table:table-row table:style-name="ro1">
          <table:table-cell table:number-columns-repeated="8"/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table:number-columns-repeated="8"/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table:number-columns-repeated="8"/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table:number-columns-repeated="8"/>
          <table:table-cell office:value-type="time" office:time-value="PT05H50M00S" calcext:value-type="time">
            <text:p>05:50</text:p>
          </table:table-cell>
        </table:table-row>
        <table:table-row table:style-name="ro1">
          <table:table-cell table:number-columns-repeated="8"/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table:number-columns-repeated="8"/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table:number-columns-repeated="8"/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table:number-columns-repeated="8"/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table:number-columns-repeated="8"/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table:number-columns-repeated="8"/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table:number-columns-repeated="8"/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table:number-columns-repeated="8"/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table:number-columns-repeated="8"/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table:number-columns-repeated="8"/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table:number-columns-repeated="8"/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table:number-columns-repeated="8"/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table:number-columns-repeated="8"/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table:number-columns-repeated="8"/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table:number-columns-repeated="8"/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table:number-columns-repeated="8"/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table:number-columns-repeated="8"/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table:number-columns-repeated="8"/>
          <table:table-cell office:value-type="time" office:time-value="PT07H20M00S" calcext:value-type="time">
            <text:p>07:20</text:p>
          </table:table-cell>
        </table:table-row>
        <table:table-row table:style-name="ro1">
          <table:table-cell table:number-columns-repeated="8"/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table:number-columns-repeated="8"/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table:number-columns-repeated="8"/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table:number-columns-repeated="8"/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table:number-columns-repeated="8"/>
          <table:table-cell office:value-type="time" office:time-value="PT07H45M00S" calcext:value-type="time">
            <text:p>07:45</text:p>
          </table:table-cell>
        </table:table-row>
        <table:table-row table:style-name="ro1">
          <table:table-cell table:number-columns-repeated="8"/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table:number-columns-repeated="8"/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table:number-columns-repeated="8"/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table:number-columns-repeated="8"/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table:number-columns-repeated="8"/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table:number-columns-repeated="8"/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table:number-columns-repeated="8"/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table:number-columns-repeated="8"/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table:number-columns-repeated="8"/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table:number-columns-repeated="8"/>
          <table:table-cell office:value-type="time" office:time-value="PT08H35M00S" calcext:value-type="time">
            <text:p>08:35</text:p>
          </table:table-cell>
        </table:table-row>
        <table:table-row table:style-name="ro1">
          <table:table-cell table:number-columns-repeated="8"/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table:number-columns-repeated="8"/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table:number-columns-repeated="8"/>
          <table:table-cell office:value-type="time" office:time-value="PT08H50M00S" calcext:value-type="time">
            <text:p>08:50</text:p>
          </table:table-cell>
        </table:table-row>
        <table:table-row table:style-name="ro1">
          <table:table-cell table:number-columns-repeated="8"/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table:number-columns-repeated="8"/>
          <table:table-cell office:value-type="time" office:time-value="PT09H00M00S" calcext:value-type="time">
            <text:p>09:00</text:p>
          </table:table-cell>
        </table:table-row>
        <table:table-row table:style-name="ro1">
          <table:table-cell table:number-columns-repeated="8"/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table:number-columns-repeated="8"/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table:number-columns-repeated="8"/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table:number-columns-repeated="8"/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table:number-columns-repeated="8"/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table:number-columns-repeated="8"/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table:number-columns-repeated="8"/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table:number-columns-repeated="8"/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table:number-columns-repeated="8"/>
          <table:table-cell office:value-type="time" office:time-value="PT09H45M00S" calcext:value-type="time">
            <text:p>09:45</text:p>
          </table:table-cell>
        </table:table-row>
        <table:table-row table:style-name="ro1">
          <table:table-cell table:number-columns-repeated="8"/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table:number-columns-repeated="8"/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table:number-columns-repeated="8"/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table:number-columns-repeated="8"/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table:number-columns-repeated="8"/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table:number-columns-repeated="8"/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table:number-columns-repeated="8"/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table:number-columns-repeated="8"/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table:number-columns-repeated="8"/>
          <table:table-cell office:value-type="time" office:time-value="PT10H30M00S" calcext:value-type="time">
            <text:p>10:30</text:p>
          </table:table-cell>
        </table:table-row>
        <table:table-row table:style-name="ro1">
          <table:table-cell table:number-columns-repeated="8"/>
          <table:table-cell office:value-type="time" office:time-value="PT10H35M00S" calcext:value-type="time">
            <text:p>10:35</text:p>
          </table:table-cell>
        </table:table-row>
        <table:table-row table:style-name="ro1">
          <table:table-cell table:number-columns-repeated="8"/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table:number-columns-repeated="8"/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table:number-columns-repeated="8"/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table:number-columns-repeated="8"/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table:number-columns-repeated="8"/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table:number-columns-repeated="8"/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table:number-columns-repeated="8"/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table:number-columns-repeated="8"/>
          <table:table-cell office:value-type="time" office:time-value="PT11H15M00S" calcext:value-type="time">
            <text:p>11:15</text:p>
          </table:table-cell>
        </table:table-row>
        <table:table-row table:style-name="ro1">
          <table:table-cell table:number-columns-repeated="8"/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table:number-columns-repeated="8"/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b</text:p>
          </table:table-cell>
          <table:table-cell table:number-columns-repeated="2"/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35M00S" calcext:value-type="time">
            <text:p>11: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40M00S" calcext:value-type="time">
            <text:p>11:4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50M00S" calcext:value-type="time">
            <text:p>11:5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3"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20M00S" calcext:value-type="time">
            <text:p>12:20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  <table:table-cell office:value-type="time" office:time-value="PT12H25M00S" calcext:value-type="time">
            <text:p>12: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b</text:p>
          </table:table-cell>
          <table:table-cell table:number-columns-repeated="2"/>
          <table:table-cell office:value-type="string" calcext:value-type="string">
            <text:p>eins</text:p>
          </table:table-cell>
          <table:table-cell table:number-columns-repeated="2"/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table:number-columns-repeated="8"/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table:number-columns-repeated="8"/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table:number-columns-repeated="8"/>
          <table:table-cell office:value-type="time" office:time-value="PT12H45M00S" calcext:value-type="time">
            <text:p>12:45</text:p>
          </table:table-cell>
        </table:table-row>
        <table:table-row table:style-name="ro1">
          <table:table-cell table:number-columns-repeated="8"/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table:number-columns-repeated="8"/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table:number-columns-repeated="8"/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table:number-columns-repeated="8"/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table:number-columns-repeated="8"/>
          <table:table-cell office:value-type="time" office:time-value="PT13H10M00S" calcext:value-type="time">
            <text:p>13:10</text:p>
          </table:table-cell>
        </table:table-row>
        <table:table-row table:style-name="ro1">
          <table:table-cell table:number-columns-repeated="8"/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table:number-columns-repeated="8"/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table:number-columns-repeated="8"/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table:number-columns-repeated="8"/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table:number-columns-repeated="8"/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table:number-columns-repeated="8"/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table:number-columns-repeated="8"/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table:number-columns-repeated="8"/>
          <table:table-cell office:value-type="time" office:time-value="PT13H50M00S" calcext:value-type="time">
            <text:p>13:50</text:p>
          </table:table-cell>
        </table:table-row>
        <table:table-row table:style-name="ro1">
          <table:table-cell table:number-columns-repeated="8"/>
          <table:table-cell office:value-type="time" office:time-value="PT13H55M00S" calcext:value-type="time">
            <text:p>13:55</text:p>
          </table:table-cell>
        </table:table-row>
        <table:table-row table:style-name="ro1">
          <table:table-cell table:number-columns-repeated="8"/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table:number-columns-repeated="8"/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table:number-columns-repeated="8"/>
          <table:table-cell office:value-type="time" office:time-value="PT14H10M00S" calcext:value-type="time">
            <text:p>14:10</text:p>
          </table:table-cell>
        </table:table-row>
        <table:table-row table:style-name="ro1">
          <table:table-cell table:number-columns-repeated="8"/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table:number-columns-repeated="8"/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table:number-columns-repeated="8"/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table:number-columns-repeated="8"/>
          <table:table-cell office:value-type="time" office:time-value="PT14H30M00S" calcext:value-type="time">
            <text:p>14:30</text:p>
          </table:table-cell>
        </table:table-row>
        <table:table-row table:style-name="ro1">
          <table:table-cell table:number-columns-repeated="8"/>
          <table:table-cell office:value-type="time" office:time-value="PT14H35M00S" calcext:value-type="time">
            <text:p>14:35</text:p>
          </table:table-cell>
        </table:table-row>
        <table:table-row table:style-name="ro1">
          <table:table-cell table:number-columns-repeated="8"/>
          <table:table-cell office:value-type="time" office:time-value="PT14H40M00S" calcext:value-type="time">
            <text:p>14:40</text:p>
          </table:table-cell>
        </table:table-row>
        <table:table-row table:style-name="ro1">
          <table:table-cell table:number-columns-repeated="8"/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table:number-columns-repeated="8"/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table:number-columns-repeated="8"/>
          <table:table-cell office:value-type="time" office:time-value="PT14H55M00S" calcext:value-type="time">
            <text:p>14:55</text:p>
          </table:table-cell>
        </table:table-row>
        <table:table-row table:style-name="ro1">
          <table:table-cell table:number-columns-repeated="8"/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table:number-columns-repeated="8"/>
          <table:table-cell office:value-type="time" office:time-value="PT15H05M00S" calcext:value-type="time">
            <text:p>15:05</text:p>
          </table:table-cell>
        </table:table-row>
        <table:table-row table:style-name="ro1">
          <table:table-cell table:number-columns-repeated="8"/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table:number-columns-repeated="8"/>
          <table:table-cell office:value-type="time" office:time-value="PT15H15M00S" calcext:value-type="time">
            <text:p>15:15</text:p>
          </table:table-cell>
        </table:table-row>
        <table:table-row table:style-name="ro1">
          <table:table-cell table:number-columns-repeated="8"/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table:number-columns-repeated="8"/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table:number-columns-repeated="8"/>
          <table:table-cell office:value-type="time" office:time-value="PT15H30M00S" calcext:value-type="time">
            <text:p>15:30</text:p>
          </table:table-cell>
        </table:table-row>
        <table:table-row table:style-name="ro1">
          <table:table-cell table:number-columns-repeated="8"/>
          <table:table-cell office:value-type="time" office:time-value="PT15H35M00S" calcext:value-type="time">
            <text:p>15:35</text:p>
          </table:table-cell>
        </table:table-row>
        <table:table-row table:style-name="ro1">
          <table:table-cell table:number-columns-repeated="8"/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table:number-columns-repeated="8"/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table:number-columns-repeated="8"/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table:number-columns-repeated="8"/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table:number-columns-repeated="8"/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table:number-columns-repeated="8"/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table:number-columns-repeated="8"/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table:number-columns-repeated="8"/>
          <table:table-cell office:value-type="time" office:time-value="PT16H15M00S" calcext:value-type="time">
            <text:p>16:15</text:p>
          </table:table-cell>
        </table:table-row>
        <table:table-row table:style-name="ro1">
          <table:table-cell table:number-columns-repeated="8"/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table:number-columns-repeated="8"/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table:number-columns-repeated="8"/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table:number-columns-repeated="8"/>
          <table:table-cell office:value-type="time" office:time-value="PT16H35M00S" calcext:value-type="time">
            <text:p>16:35</text:p>
          </table:table-cell>
        </table:table-row>
        <table:table-row table:style-name="ro1">
          <table:table-cell table:number-columns-repeated="8"/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table:number-columns-repeated="8"/>
          <table:table-cell office:value-type="time" office:time-value="PT16H45M00S" calcext:value-type="time">
            <text:p>16:45</text:p>
          </table:table-cell>
        </table:table-row>
        <table:table-row table:style-name="ro1">
          <table:table-cell table:number-columns-repeated="8"/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table:number-columns-repeated="8"/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table:number-columns-repeated="8"/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table:number-columns-repeated="8"/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table:number-columns-repeated="8"/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table:number-columns-repeated="8"/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table:number-columns-repeated="8"/>
          <table:table-cell office:value-type="time" office:time-value="PT17H20M00S" calcext:value-type="time">
            <text:p>17:20</text:p>
          </table:table-cell>
        </table:table-row>
        <table:table-row table:style-name="ro1">
          <table:table-cell table:number-columns-repeated="8"/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table:number-columns-repeated="8"/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number-columns-repeated="8"/>
          <table:table-cell office:value-type="time" office:time-value="PT17H35M00S" calcext:value-type="time">
            <text:p>17:35</text:p>
          </table:table-cell>
        </table:table-row>
        <table:table-row table:style-name="ro1">
          <table:table-cell table:number-columns-repeated="8"/>
          <table:table-cell office:value-type="time" office:time-value="PT17H40M00S" calcext:value-type="time">
            <text:p>17:40</text:p>
          </table:table-cell>
        </table:table-row>
        <table:table-row table:style-name="ro1">
          <table:table-cell table:number-columns-repeated="8"/>
          <table:table-cell office:value-type="time" office:time-value="PT17H45M00S" calcext:value-type="time">
            <text:p>17:45</text:p>
          </table:table-cell>
        </table:table-row>
        <table:table-row table:style-name="ro1">
          <table:table-cell table:number-columns-repeated="8"/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table:number-columns-repeated="8"/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table:number-columns-repeated="8"/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table:number-columns-repeated="8"/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table:number-columns-repeated="8"/>
          <table:table-cell office:value-type="time" office:time-value="PT18H10M00S" calcext:value-type="time">
            <text:p>18:10</text:p>
          </table:table-cell>
        </table:table-row>
        <table:table-row table:style-name="ro1">
          <table:table-cell table:number-columns-repeated="8"/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table:number-columns-repeated="8"/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table:number-columns-repeated="8"/>
          <table:table-cell office:value-type="time" office:time-value="PT18H25M00S" calcext:value-type="time">
            <text:p>18:25</text:p>
          </table:table-cell>
        </table:table-row>
        <table:table-row table:style-name="ro1">
          <table:table-cell table:number-columns-repeated="8"/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table:number-columns-repeated="8"/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table:number-columns-repeated="8"/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table:number-columns-repeated="8"/>
          <table:table-cell office:value-type="time" office:time-value="PT18H45M00S" calcext:value-type="time">
            <text:p>18:45</text:p>
          </table:table-cell>
        </table:table-row>
        <table:table-row table:style-name="ro1">
          <table:table-cell table:number-columns-repeated="8"/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table:number-columns-repeated="8"/>
          <table:table-cell office:value-type="time" office:time-value="PT18H55M00S" calcext:value-type="time">
            <text:p>18:55</text:p>
          </table:table-cell>
        </table:table-row>
        <table:table-row table:style-name="ro1">
          <table:table-cell table:number-columns-repeated="8"/>
          <table:table-cell office:value-type="time" office:time-value="PT19H00M00S" calcext:value-type="time">
            <text:p>19:00</text:p>
          </table:table-cell>
        </table:table-row>
        <table:table-row table:style-name="ro1">
          <table:table-cell table:number-columns-repeated="8"/>
          <table:table-cell office:value-type="time" office:time-value="PT19H05M00S" calcext:value-type="time">
            <text:p>19:05</text:p>
          </table:table-cell>
        </table:table-row>
        <table:table-row table:style-name="ro1">
          <table:table-cell table:number-columns-repeated="8"/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table:number-columns-repeated="8"/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table:number-columns-repeated="8"/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table:number-columns-repeated="8"/>
          <table:table-cell office:value-type="time" office:time-value="PT19H25M00S" calcext:value-type="time">
            <text:p>19:25</text:p>
          </table:table-cell>
        </table:table-row>
        <table:table-row table:style-name="ro1">
          <table:table-cell table:number-columns-repeated="8"/>
          <table:table-cell office:value-type="time" office:time-value="PT19H30M00S" calcext:value-type="time">
            <text:p>19:30</text:p>
          </table:table-cell>
        </table:table-row>
        <table:table-row table:style-name="ro1">
          <table:table-cell table:number-columns-repeated="8"/>
          <table:table-cell office:value-type="time" office:time-value="PT19H35M00S" calcext:value-type="time">
            <text:p>19:35</text:p>
          </table:table-cell>
        </table:table-row>
        <table:table-row table:style-name="ro1">
          <table:table-cell table:number-columns-repeated="8"/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table:number-columns-repeated="8"/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table:number-columns-repeated="8"/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table:number-columns-repeated="8"/>
          <table:table-cell office:value-type="time" office:time-value="PT19H55M00S" calcext:value-type="time">
            <text:p>19:55</text:p>
          </table:table-cell>
        </table:table-row>
        <table:table-row table:style-name="ro1">
          <table:table-cell table:number-columns-repeated="8"/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table:number-columns-repeated="8"/>
          <table:table-cell office:value-type="time" office:time-value="PT20H05M00S" calcext:value-type="time">
            <text:p>20:05</text:p>
          </table:table-cell>
        </table:table-row>
        <table:table-row table:style-name="ro1">
          <table:table-cell table:number-columns-repeated="8"/>
          <table:table-cell office:value-type="time" office:time-value="PT20H10M00S" calcext:value-type="time">
            <text:p>20:10</text:p>
          </table:table-cell>
        </table:table-row>
        <table:table-row table:style-name="ro1">
          <table:table-cell table:number-columns-repeated="8"/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table:number-columns-repeated="8"/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table:number-columns-repeated="8"/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table:number-columns-repeated="8"/>
          <table:table-cell office:value-type="time" office:time-value="PT20H30M00S" calcext:value-type="time">
            <text:p>20:30</text:p>
          </table:table-cell>
        </table:table-row>
        <table:table-row table:style-name="ro1">
          <table:table-cell table:number-columns-repeated="8"/>
          <table:table-cell office:value-type="time" office:time-value="PT20H35M00S" calcext:value-type="time">
            <text:p>20:35</text:p>
          </table:table-cell>
        </table:table-row>
        <table:table-row table:style-name="ro1">
          <table:table-cell table:number-columns-repeated="8"/>
          <table:table-cell office:value-type="time" office:time-value="PT20H40M00S" calcext:value-type="time">
            <text:p>20:40</text:p>
          </table:table-cell>
        </table:table-row>
        <table:table-row table:style-name="ro1">
          <table:table-cell table:number-columns-repeated="8"/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table:number-columns-repeated="8"/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table:number-columns-repeated="8"/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table:number-columns-repeated="8"/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table:number-columns-repeated="8"/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table:number-columns-repeated="8"/>
          <table:table-cell office:value-type="time" office:time-value="PT21H10M00S" calcext:value-type="time">
            <text:p>21:10</text:p>
          </table:table-cell>
        </table:table-row>
        <table:table-row table:style-name="ro1">
          <table:table-cell table:number-columns-repeated="8"/>
          <table:table-cell office:value-type="time" office:time-value="PT21H15M00S" calcext:value-type="time">
            <text:p>21:15</text:p>
          </table:table-cell>
        </table:table-row>
        <table:table-row table:style-name="ro1">
          <table:table-cell table:number-columns-repeated="8"/>
          <table:table-cell office:value-type="time" office:time-value="PT21H20M00S" calcext:value-type="time">
            <text:p>21:20</text:p>
          </table:table-cell>
        </table:table-row>
        <table:table-row table:style-name="ro1">
          <table:table-cell table:number-columns-repeated="8"/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table:number-columns-repeated="8"/>
          <table:table-cell office:value-type="time" office:time-value="PT21H30M00S" calcext:value-type="time">
            <text:p>21:30</text:p>
          </table:table-cell>
        </table:table-row>
        <table:table-row table:style-name="ro1">
          <table:table-cell table:number-columns-repeated="8"/>
          <table:table-cell office:value-type="time" office:time-value="PT21H35M00S" calcext:value-type="time">
            <text:p>21:35</text:p>
          </table:table-cell>
        </table:table-row>
        <table:table-row table:style-name="ro1">
          <table:table-cell table:number-columns-repeated="8"/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table:number-columns-repeated="8"/>
          <table:table-cell office:value-type="time" office:time-value="PT21H45M00S" calcext:value-type="time">
            <text:p>21:45</text:p>
          </table:table-cell>
        </table:table-row>
        <table:table-row table:style-name="ro1">
          <table:table-cell table:number-columns-repeated="8"/>
          <table:table-cell office:value-type="time" office:time-value="PT21H50M00S" calcext:value-type="time">
            <text:p>21:50</text:p>
          </table:table-cell>
        </table:table-row>
        <table:table-row table:style-name="ro1">
          <table:table-cell table:number-columns-repeated="8"/>
          <table:table-cell office:value-type="time" office:time-value="PT21H55M00S" calcext:value-type="time">
            <text:p>21:55</text:p>
          </table:table-cell>
        </table:table-row>
        <table:table-row table:style-name="ro1">
          <table:table-cell table:number-columns-repeated="8"/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table:number-columns-repeated="8"/>
          <table:table-cell office:value-type="time" office:time-value="PT22H05M00S" calcext:value-type="time">
            <text:p>22:05</text:p>
          </table:table-cell>
        </table:table-row>
        <table:table-row table:style-name="ro1">
          <table:table-cell table:number-columns-repeated="8"/>
          <table:table-cell office:value-type="time" office:time-value="PT22H10M00S" calcext:value-type="time">
            <text:p>22:10</text:p>
          </table:table-cell>
        </table:table-row>
        <table:table-row table:style-name="ro1">
          <table:table-cell table:number-columns-repeated="8"/>
          <table:table-cell office:value-type="time" office:time-value="PT22H15M00S" calcext:value-type="time">
            <text:p>22:15</text:p>
          </table:table-cell>
        </table:table-row>
        <table:table-row table:style-name="ro1">
          <table:table-cell table:number-columns-repeated="8"/>
          <table:table-cell office:value-type="time" office:time-value="PT22H20M00S" calcext:value-type="time">
            <text:p>22:20</text:p>
          </table:table-cell>
        </table:table-row>
        <table:table-row table:style-name="ro1">
          <table:table-cell table:number-columns-repeated="8"/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table:number-columns-repeated="8"/>
          <table:table-cell office:value-type="time" office:time-value="PT22H30M00S" calcext:value-type="time">
            <text:p>22:30</text:p>
          </table:table-cell>
        </table:table-row>
        <table:table-row table:style-name="ro1">
          <table:table-cell table:number-columns-repeated="8"/>
          <table:table-cell office:value-type="time" office:time-value="PT22H35M00S" calcext:value-type="time">
            <text:p>22:35</text:p>
          </table:table-cell>
        </table:table-row>
        <table:table-row table:style-name="ro1">
          <table:table-cell table:number-columns-repeated="8"/>
          <table:table-cell office:value-type="time" office:time-value="PT22H40M00S" calcext:value-type="time">
            <text:p>22:40</text:p>
          </table:table-cell>
        </table:table-row>
        <table:table-row table:style-name="ro1">
          <table:table-cell table:number-columns-repeated="8"/>
          <table:table-cell office:value-type="time" office:time-value="PT22H45M00S" calcext:value-type="time">
            <text:p>22:45</text:p>
          </table:table-cell>
        </table:table-row>
        <table:table-row table:style-name="ro1">
          <table:table-cell table:number-columns-repeated="8"/>
          <table:table-cell office:value-type="time" office:time-value="PT22H50M00S" calcext:value-type="time">
            <text:p>22:50</text:p>
          </table:table-cell>
        </table:table-row>
        <table:table-row table:style-name="ro1">
          <table:table-cell table:number-columns-repeated="8"/>
          <table:table-cell office:value-type="time" office:time-value="PT22H55M00S" calcext:value-type="time">
            <text:p>22:55</text:p>
          </table:table-cell>
        </table:table-row>
        <table:table-row table:style-name="ro1">
          <table:table-cell table:number-columns-repeated="8"/>
          <table:table-cell office:value-type="time" office:time-value="PT23H00M00S" calcext:value-type="time">
            <text:p>23:00</text:p>
          </table:table-cell>
        </table:table-row>
        <table:table-row table:style-name="ro1">
          <table:table-cell table:number-columns-repeated="8"/>
          <table:table-cell office:value-type="time" office:time-value="PT23H05M00S" calcext:value-type="time">
            <text:p>23:05</text:p>
          </table:table-cell>
        </table:table-row>
        <table:table-row table:style-name="ro1">
          <table:table-cell table:number-columns-repeated="8"/>
          <table:table-cell office:value-type="time" office:time-value="PT23H10M00S" calcext:value-type="time">
            <text:p>23:10</text:p>
          </table:table-cell>
        </table:table-row>
        <table:table-row table:style-name="ro1">
          <table:table-cell table:number-columns-repeated="8"/>
          <table:table-cell office:value-type="time" office:time-value="PT23H15M00S" calcext:value-type="time">
            <text:p>23:15</text:p>
          </table:table-cell>
        </table:table-row>
        <table:table-row table:style-name="ro1">
          <table:table-cell table:number-columns-repeated="8"/>
          <table:table-cell office:value-type="time" office:time-value="PT23H20M00S" calcext:value-type="time">
            <text:p>23:20</text:p>
          </table:table-cell>
        </table:table-row>
        <table:table-row table:style-name="ro1">
          <table:table-cell table:number-columns-repeated="8"/>
          <table:table-cell office:value-type="time" office:time-value="PT23H25M00S" calcext:value-type="time">
            <text:p>23:25</text:p>
          </table:table-cell>
        </table:table-row>
        <table:table-row table:style-name="ro1">
          <table:table-cell table:number-columns-repeated="8"/>
          <table:table-cell office:value-type="time" office:time-value="PT23H30M00S" calcext:value-type="time">
            <text:p>23:30</text:p>
          </table:table-cell>
        </table:table-row>
        <table:table-row table:style-name="ro1">
          <table:table-cell table:number-columns-repeated="8"/>
          <table:table-cell office:value-type="time" office:time-value="PT23H35M00S" calcext:value-type="time">
            <text:p>23:35</text:p>
          </table:table-cell>
        </table:table-row>
        <table:table-row table:style-name="ro1">
          <table:table-cell table:number-columns-repeated="8"/>
          <table:table-cell office:value-type="time" office:time-value="PT23H40M00S" calcext:value-type="time">
            <text:p>23:40</text:p>
          </table:table-cell>
        </table:table-row>
        <table:table-row table:style-name="ro1">
          <table:table-cell table:number-columns-repeated="8"/>
          <table:table-cell office:value-type="time" office:time-value="PT23H45M00S" calcext:value-type="time">
            <text:p>23:45</text:p>
          </table:table-cell>
        </table:table-row>
        <table:table-row table:style-name="ro1">
          <table:table-cell table:number-columns-repeated="8"/>
          <table:table-cell office:value-type="time" office:time-value="PT23H50M00S" calcext:value-type="time">
            <text:p>23:50</text:p>
          </table:table-cell>
        </table:table-row>
        <table:table-row table:style-name="ro1">
          <table:table-cell table:number-columns-repeated="8"/>
          <table:table-cell office:value-type="time" office:time-value="PT23H55M00S" calcext:value-type="time">
            <text:p>23:55</text:p>
          </table:table-cell>
        </table:table-row>
      </table:table>
      <table:named-expressions/>
      <table:database-ranges>
        <table:database-range table:name="__Anonymous_Sheet_DB__0" table:target-range-address="einminütig.A1:einminütig.G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2:25:41.656081866</meta:creation-date>
    <dc:date>2017-12-30T18:07:33.151950589</dc:date>
    <meta:editing-duration>PT19H31M34S</meta:editing-duration>
    <meta:editing-cycles>19</meta:editing-cycles>
    <meta:generator>LibreOffice/5.4.2.2$Linux_X86_64 LibreOffice_project/40m0$Build-2</meta:generator>
    <meta:document-statistic meta:table-count="2" meta:cell-count="720" meta:object-count="0"/>
  </office:meta>
</office:document-meta>
</file>